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1.052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3.3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.35cm"/>
      <style:paragraph-properties style:writing-mode="lr-tb"/>
    </style:style>
    <style:style style:name="gr5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6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2.2cm" svg:height="1.9cm" svg:x="8cm" svg:y="2.1cm">
          <text:p text:style-name="P1"><text:span text:style-name="T1">Inici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3.8cm" svg:height="1.9cm" svg:x="7.1cm" svg:y="5.1cm">
          <text:p text:style-name="P1"><text:span text:style-name="T2">Incremento da </text:span></text:p>
          <text:p text:style-name="P1"><text:span text:style-name="T2">variável </text:span></text:p>
          <text:p text:style-name="P1"><text:span text:style-name="T2">contFlagT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9cm" svg:y1="4cm" svg:x2="9cm" svg:y2="5.1cm">
          <text:p/>
        </draw:line>
        <draw:custom-shape draw:style-name="gr4" draw:text-style-name="P2" xml:id="id1" draw:id="id1" draw:layer="layout" svg:width="3.7cm" svg:height="2.2cm" svg:x="7.1cm" svg:y="8cm">
          <text:p text:style-name="P1"><text:span text:style-name="T3"><text:s/></text:span><text:span text:style-name="T3">ContFlagT2 </text:span></text:p>
          <text:p text:style-name="P1"><text:span text:style-name="T3">= 4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3" draw:layer="layout" svg:x1="9cm" svg:y1="7cm" svg:x2="9cm" svg:y2="8.1cm">
          <text:p/>
        </draw:line>
        <draw:custom-shape draw:style-name="gr2" draw:text-style-name="P2" xml:id="id2" draw:id="id2" draw:layer="layout" svg:width="3.8cm" svg:height="1.9cm" svg:x="2.101cm" svg:y="11.001cm">
          <text:p text:style-name="P1"><text:span text:style-name="T2">ContFlagT2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7.1cm" svg:y1="9.1cm" svg:x2="4.001cm" svg:y2="11.001cm" draw:start-shape="id1" draw:start-glue-point="5" draw:end-shape="id2" draw:end-glue-point="4" svg:d="M7100 9100h-3099v1901" svg:viewBox="0 0 3100 1902">
          <text:p/>
        </draw:connector>
        <draw:custom-shape draw:style-name="gr1" draw:text-style-name="P2" xml:id="id3" draw:id="id3" draw:layer="layout" svg:width="2.2cm" svg:height="1.9cm" svg:x="8.001cm" svg:y="14.901cm">
          <text:p text:style-name="P1"><text:span text:style-name="T1">Fim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draw:line-skew="0.098cm" svg:x1="4.001cm" svg:y1="12.901cm" svg:x2="9.101cm" svg:y2="14.901cm" draw:start-shape="id2" draw:start-glue-point="6" draw:end-shape="id3" draw:end-glue-point="4" svg:d="M4001 12901v1099h5100v901" svg:viewBox="0 0 5101 2001">
          <text:p/>
        </draw:connector>
        <draw:connector draw:style-name="gr6" draw:text-style-name="P3" draw:layer="layout" draw:line-skew="1.798cm 1.449cm" svg:x1="10.8cm" svg:y1="9.1cm" svg:x2="9.101cm" svg:y2="14.901cm" draw:start-shape="id1" draw:start-glue-point="7" draw:end-shape="id3" draw:end-glue-point="4" svg:d="M10800 9100h2300v4900h-3999v901" svg:viewBox="0 0 4000 5802">
          <text:p/>
        </draw:connector>
        <draw:frame draw:style-name="gr7" draw:text-style-name="P4" draw:layer="layout" svg:width="1.6cm" svg:height="0.662cm" svg:x="5.3cm" svg:y="8.5cm">
          <draw:text-box>
            <text:p><text:span text:style-name="T4">Sim</text:span></text:p>
          </draw:text-box>
        </draw:frame>
        <draw:frame draw:style-name="gr7" draw:text-style-name="P4" draw:layer="layout" svg:width="1.6cm" svg:height="0.662cm" svg:x="11.2cm" svg:y="8.4cm">
          <draw:text-box>
            <text:p><text:span text:style-name="T4">Nã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5T15:08:43.850059799</meta:creation-date>
    <dc:date>2022-11-05T15:45:36.325414326</dc:date>
    <meta:editing-duration>PT16M32S</meta:editing-duration>
    <meta:editing-cycles>1</meta:editing-cycles>
    <meta:document-statistic meta:object-count="12"/>
    <meta:generator>LibreOffice/6.4.7.2$Linux_X86_64 LibreOffice_project/40$Build-2</meta:generator>
  </office:meta>
</office:document-meta>
</file>